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c26c9" officeooo:paragraph-rsid="001c26c9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d9876" officeooo:paragraph-rsid="001d987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d9876" officeooo:paragraph-rsid="001d987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d9876" officeooo:paragraph-rsid="001d987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d9876" officeooo:paragraph-rsid="001d987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1d9876" officeooo:paragraph-rsid="001d9876"/>
    </style:style>
    <style:style style:name="P9" style:family="paragraph" style:parent-style-name="Standard">
      <style:paragraph-properties fo:text-align="justify" style:justify-single-word="false"/>
    </style:style>
    <style:style style:name="T1" style:family="text">
      <style:text-properties officeooo:rsid="001c26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9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i Geral de Proteção de Dados (LGPD)</text:p>
      <text:p text:style-name="P5">Impactos e Obrigações para Empresários e Usuários</text:p>
      <text:p text:style-name="P5"/>
      <text:p text:style-name="P5"/>
      <text:p text:style-name="P5"/>
      <text:p text:style-name="P5"/>
      <text:p text:style-name="P6"/>
      <text:p text:style-name="P7"/>
      <text:p text:style-name="P7">Autor: Rafael dos Santos Reis</text:p>
      <text:p text:style-name="P7">RA: N256AJ6</text:p>
      <text:p text:style-name="P7">Curso: Análise e Desenvolvimento de Sistemas</text:p>
      <text:p text:style-name="P7">Local: Jacareí</text:p>
      <text:p text:style-name="P7">Data: Agosto de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</text:p>
      <text:p text:style-name="P8">Título: Lei Geral de Proteção de Dados (LGPD)</text:p>
      <text:p text:style-name="P8">Subtítulo: Impactos e Obrigações para Empresários e Usuários</text:p>
      <text:p text:style-name="P8">Nome: Rafael dos Santos Reis</text:p>
      <text:p text:style-name="P8">RA: N256AJ6</text:p>
      <text:p text:style-name="P8">Curso: Análise e Desenvolvimento de Sistemas</text:p>
      <text:p text:style-name="P8"/>
      <text:p text:style-name="P8">Trabalho apresentado à UNIP SJC – Campus Dutra, como requisito parcial para a obtenção de Atividade Complementar</text:p>
      <text:p text:style-name="P8">Orientador: Roberto Cordeiro Waltz</text:p>
      <text:p text:style-name="P8">Local: Jacareí</text:p>
      <text:p text:style-name="P8">Data: Agosto de 2024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3">1</text:span>- Resumo</text:p>
      <text:p text:style-name="Standard"/>
      <text:p text:style-name="Standard">A Lei Geral de Proteção de Dados (LGPD), Lei n.º 13.709/2018, estabelece diretrizes sobre a coleta, armazenamento, tratamento e compartilhamento de dados pessoais no Brasil, com o objetivo de proteger a privacidade e os direitos dos titulares dos dados. Este relatório aborda os principais pontos da lei, suas implicações para empresários e os direitos garantidos aos usuários, com exemplos práticos que destacam a aplicação da LGPD no ambiente empresarial e no cotidiano dos indivíduos.</text:p>
      <text:p text:style-name="Standard"/>
      <text:p text:style-name="P3">Palavras-chave: LGPD, dados pessoais, privacidade, direitos dos usuários, obrigações empresariais.</text:p>
      <text:p text:style-name="Standard"/>
      <text:p text:style-name="P1"><text:span text:style-name="T3">2-</text:span> Introdução</text:p>
      <text:p text:style-name="Standard"/>
      <text:p text:style-name="Standard">A Lei Geral de Proteção de Dados (LGPD) foi criada com o intuito de regulamentar o uso de dados pessoais no Brasil, garantindo que as informações sejam tratadas de forma segura e transparente. Com a crescente digitalização e o uso massivo de dados por empresas de todos os portes, a LGPD se torna uma ferramenta essencial para a proteção da privacidade dos cidadãos. Este relatório tem como objetivo discutir os principais aspectos da LGPD, com foco nas responsabilidades atribuídas aos empresários e nos direitos assegurados aos usuários, oferecendo uma compreensão clara de como essa legislação impacta o dia a dia empresarial e o relacionamento com os consumidores.</text:p>
      <text:p text:style-name="Standard"/>
      <text:p text:style-name="P1"><text:span text:style-name="T3">3</text:span>- A LGPD e seus Conceitos Básicos</text:p>
      <text:p text:style-name="Standard"/>
      <text:p text:style-name="P1"><text:span text:style-name="T3">3</text:span>.1- Definição de Dados Pessoais</text:p>
      <text:p text:style-name="Standard"/>
      <text:p text:style-name="Standard">A LGPD define dados pessoais como qualquer informação relacionada a uma pessoa natural identificada ou identificável, como nome, CPF, endereço, e-mail, e até dados sensíveis, como religião, orientação sexual e biometria. A lei também abrange o tratamento de dados, que inclui desde a coleta até o armazenamento e o compartilhamento dessas informações.</text:p>
      <text:p text:style-name="Standard"/>
      <text:p text:style-name="P1"><text:span text:style-name="T3">3</text:span>.2- Princípios da LGPD</text:p>
      <text:p text:style-name="Standard"/>
      <text:p text:style-name="Standard">A LGPD estabelece princípios que devem ser seguidos no tratamento de dados pessoais, tais como:</text:p>
      <text:p text:style-name="Standard"/>
      <text:p text:style-name="Standard"><text:span text:style-name="T2">- Finalidade:</text:span> Os dados devem ser coletados para propósitos legítimos e específicos.</text:p>
      <text:p text:style-name="Standard"><text:span text:style-name="T2">- Adequação:</text:span> O uso dos dados deve ser compatível com as finalidades informadas ao titular.</text:p>
      <text:p text:style-name="Standard"><text:span text:style-name="T2">- Necessidade:</text:span> A coleta deve ser limitada ao mínimo necessário para atingir os objetivos.</text:p>
      <text:p text:style-name="Standard"><text:span text:style-name="T2">- Segurança:</text:span> Medidas técnicas e administrativas devem ser adotadas para proteger os dados contra acessos não autorizados.</text:p>
      <text:p text:style-name="Standard"/>
      <text:p text:style-name="P1"><text:span text:style-name="T3">4</text:span>- Obrigações para Empresários</text:p>
      <text:p text:style-name="Standard"/>
      <text:p text:style-name="P1"><text:span text:style-name="T3">4</text:span>.1- Implementação de Medidas de Conformidade</text:p>
      <text:p text:style-name="Standard"/>
      <text:p text:style-name="Standard">Empresas de todos os tamanhos precisam implementar políticas e medidas de segurança para garantir a conformidade com a LGPD. Isso inclui a adoção de procedimentos claros para o tratamento de dados pessoais, a capacitação de funcionários e a nomeação de um Encarregado de Proteção de Dados (DPO), que será responsável por supervisionar a aplicação das normas. <text:span text:style-name="T1">Caso u</text:span>ma loja virtual colet<text:span text:style-name="T1">e</text:span> dados dos clientes para fins de marketing, <text:span text:style-name="T1">deverá por exemplo</text:span> informar <text:soft-page-break/>claramente como essas informações serão utilizadas e garantir que os dados estejam seguros. Além disso, a empresa deve permitir que os clientes optem por não receber comunicações futuras.</text:p>
      <text:p text:style-name="Standard"/>
      <text:p text:style-name="P1"><text:span text:style-name="T3">4</text:span>.2- Consentimento e Transparência</text:p>
      <text:p text:style-name="Standard"/>
      <text:p text:style-name="Standard">A coleta de dados pessoais deve ser precedida de consentimento explícito do titular, que deve ser informado sobre quais dados estão sendo coletados, para que serão utilizados e por quanto tempo serão armazenados. Esse consentimento deve ser livre, informado e inequívoc<text:span text:style-name="T1">o. Por exemplo, u</text:span>ma clínica médica deve obter o consentimento dos pacientes antes de compartilhar seus dados de saúde com terceiros, como laboratórios ou seguradoras.</text:p>
      <text:p text:style-name="Standard"/>
      <text:p text:style-name="P1"><text:span text:style-name="T3">4</text:span>.3- Relatório de Impacto à Proteção de Dados (RIPD)</text:p>
      <text:p text:style-name="Standard"/>
      <text:p text:style-name="Standard">Empresas que realizam operações de tratamento de dados que podem acarretar riscos aos titulares devem elaborar um Relatório de Impacto à Proteção de Dados (RIPD), documentando os processos e as medidas de mitigação de riscos. Uma fintech que utiliza algoritmos para avaliar crédito deve criar um RIPD detalhando como os dados dos usuários são processados e quais medidas de segurança estão em vigor para proteger essas informações.</text:p>
      <text:p text:style-name="Standard"/>
      <text:p text:style-name="P1"><text:span text:style-name="T3">5</text:span>- Direitos dos Usuários</text:p>
      <text:p text:style-name="Standard"/>
      <text:p text:style-name="P1"><text:span text:style-name="T3">5</text:span>.1- Direito de Acesso</text:p>
      <text:p text:style-name="Standard"/>
      <text:p text:style-name="Standard">Os titulares de dados têm o direito de acessar as informações que uma empresa possui sobre eles, bem como saber com quem esses dados foram compartilhados. Esse direito permite maior transparência e controle sobre os dados pessoais.</text:p>
      <text:p text:style-name="Standard"/>
      <text:p text:style-name="Standard">**Exemplo:** Um cliente de uma operadora de telecomunicações pode solicitar uma cópia de todos os dados armazenados sobre ele, incluindo histórico de chamadas e informações pessoais.</text:p>
      <text:p text:style-name="Standard"/>
      <text:p text:style-name="P1"><text:span text:style-name="T3">5</text:span>.2- Direito de Correção</text:p>
      <text:p text:style-name="Standard"/>
      <text:p text:style-name="Standard">Os usuários podem solicitar a correção de dados pessoais incorretos, incompletos ou desatualizados. As empresas têm a obrigação de atender <text:span text:style-name="T1">aos</text:span> pedidos em um prazo razoável. <text:span text:style-name="T1">Caso um cliente de um banco mude de endereço, esse dado deverá ser atualizado mediante solicitação.</text:span></text:p>
      <text:p text:style-name="Standard"/>
      <text:p text:style-name="P1"><text:span text:style-name="T3">5</text:span>.3- Direito de Eliminação</text:p>
      <text:p text:style-name="Standard"/>
      <text:p text:style-name="Standard">Os titulares têm o direito de solicitar a eliminação dos seus dados pessoais quando esses não forem mais necessários para a finalidade original da coleta, ou quando o consentimento for retirado. Um usuário que encerra sua conta em um serviço de streaming <text:span text:style-name="T1">como a “Netflix”</text:span> pode pedir que seus dados pessoais sejam excluídos da base da empresa. <text:span text:style-name="T1">Portanto a empresa cujos dados estão armazenados DEVE tê-los eu seu banco de dados, mesmo que arquivados, pois, caso o pedido não seja realizado existe a possibilidade de multa.</text:span></text:p>
      <text:p text:style-name="Standard"/>
      <text:p text:style-name="P1"><text:span text:style-name="T3">6</text:span>- Sanções e Penalidades</text:p>
      <text:p text:style-name="Standard"/>
      <text:p text:style-name="Standard">A LGPD prevê sanções para as empresas que não cumprem as normas estabelecidas, incluindo advertências, multas que podem chegar a 2% do faturamento da empresa (limitadas a R$ 50 milhões por infração), e até a suspensão das atividades de tratamento de dados. Uma empresa de e-<text:soft-page-break/>commerce, <text:span text:style-name="T1">por exemplo,</text:span> que não protege adequadamente os dados dos seus clientes pode ser multada e obrigada a suspender suas atividades até que as falhas sejam corrigidas.</text:p>
      <text:p text:style-name="Standard"/>
      <text:p text:style-name="P1"><text:span text:style-name="T3">7</text:span>- Conclusão</text:p>
      <text:p text:style-name="Standard"/>
      <text:p text:style-name="Standard">A implementação da LGPD representa um avanço significativo na proteção da privacidade dos cidadãos brasileiros, exigindo que empresas adotem práticas transparentes e seguras no tratamento de dados pessoais. Para os empresários, a conformidade com a LGPD não é apenas uma obrigação legal, mas também uma oportunidade de construir confiança com seus clientes. Para os usuários, a lei proporciona mais controle sobre suas informações, garantindo que seus dados sejam tratados com respeito e segurança.</text:p>
      <text:p text:style-name="Standard"/>
      <text:p text:style-name="P1"><text:span text:style-name="T3">8</text:span>- Referências</text:p>
      <text:p text:style-name="Standard"/>
      <text:p text:style-name="Standard">BRASIL. Lei n.º 13.709, de 14 de agosto de 2018. Dispõe sobre a proteção de dados pessoais e altera a Lei n.º 12.965, de 23 de abril de 2014 (Marco Civil da Internet). Diário Oficial da União, Brasília, DF, 15 ago. 2018.</text:p>
      <text:p text:style-name="Standard"/>
      <text:p text:style-name="P2">Curso Santander Avança + Sobre LGP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2:44:14.357000000</meta:creation-date>
    <dc:date>2024-08-21T23:04:26.461000000</dc:date>
    <meta:editing-duration>PT8M59S</meta:editing-duration>
    <meta:editing-cycles>1</meta:editing-cycles>
    <meta:document-statistic meta:table-count="0" meta:image-count="0" meta:object-count="0" meta:page-count="5" meta:paragraph-count="52" meta:word-count="1087" meta:character-count="6987" meta:non-whitespace-character-count="5951"/>
    <meta:generator>LibreOffice/24.2.5.2$Windows_X86_64 LibreOffice_project/bffef4ea93e59bebbeaf7f431bb02b1a39ee8a59</meta:generator>
  </office:meta>
</office:document-meta>
</file>